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mary Productivity Data</text:p>
      <text:p text:style-name="P1"/>
      <text:p text:style-name="P1">Start at:</text:p>
      <text:p text:style-name="P1"/>
      <text:p text:style-name="P1">OceanColor WEB</text:p>
      <text:p text:style-name="P1">https://oceancolor.gsfc.nasa.gov/products/</text:p>
      <text:p text:style-name="P1">https://oceancolor.gsfc.nasa.gov/data/aqua/</text:p>
      <text:p text:style-name="P1"/>
      <text:p text:style-name="P1">Level 4 - Ocean Primary Productivity</text:p>
      <text:p text:style-name="P1">Ocean Productivity</text:p>
      <text:p text:style-name="P1">http://www.science.oregonstate.edu/ocean.productivity/</text:p>
      <text:p text:style-name="P1"/>
      <text:p text:style-name="P1">Custom Products: </text:p>
      <text:p text:style-name="P1">http://www.science.oregonstate.edu/ocean.productivity/custom.php</text:p>
      <text:p text:style-name="P1">MODIS CbPM (hdf file type)</text:p>
      <text:p text:style-name="P1">http://orca.science.oregonstate.edu/2160.by.4320.8day.hdf.cbpm2.m.php</text:p>
      <text:p text:style-name="P1"/>
      <text:p text:style-name="P1">Standard products: </text:p>
      <text:p text:style-name="P1">http://www.science.oregonstate.edu/ocean.productivity/standard.product.php</text:p>
      <text:p text:style-name="P1">8day, 2160 x 4360 grid, file format xyz:</text:p>
      <text:p text:style-name="P1">http://orca.science.oregonstate.edu/2160.by.4320.8day.xyz.vgpm.m.chl.m.sst.php</text:p>
      <text:p text:style-name="P1"/>
      <text:p text:style-name="P1"/>
      <text:p text:style-name="P1">Other pages found:</text:p>
      <text:p text:style-name="P1"/>
      <text:p text:style-name="P1">https://modis.gsfc.nasa.gov/data/dataprod/mod17.php</text:p>
      <text:p text:style-name="P1">https://modis.gsfc.nasa.gov/data/dataprod/dataproducts.php?MOD_NUMBER=27</text:p>
      <text:p text:style-name="P1"/>
      <text:p text:style-name="P1">https://neo.sci.gsfc.nasa.gov/view.php?datasetId=MY1DMW_CHLORA&amp;year=2008</text:p>
      <text:p text:style-name="P1">https://neo.sci.gsfc.nasa.gov/blog/2013/12/23/csv-and-floating-point-geotiffs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